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/>
    </style:style>
    <style:style style:name="T2" style:family="text">
      <style:text-properties style:font-size-asian="12pt"/>
    </style:style>
    <style:style style:name="T3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освящается Николаю Толстокулакову, Всеволоду Рылову и Ирине Барыкиной.</text:p>
      <text:h text:style-name="P2" text:outline-level="1">Концепция</text:h>
      <text:p text:style-name="P1">Курс построен следующим образом. </text:p>
      <text:p text:style-name="P1"/>
      <text:p text:style-name="P1">Сначала маленькими шажками даются попеременно некоторые теоретические сведения и простые упражнения (все ходы записаны, но их нужно выполнить), причем иногда практика будет обгонять теорию, а иногда наоборот. Фишка тут в том, что их можно делать даже в будние дни, т. к. на них не потребуется много времени. Примерно час на одно упражнение.</text:p>
      <text:p text:style-name="P1"/>
      <text:p text:style-name="P1">В результате, после прохождения набора упражнений, решатся основные проблемы конфигурирования, которые очень мешают быстро начать разработку. Будут ясны основные термины и можно будет уже начинать использовать обширную документацию более целенаправленно. Будет в целом понятно, как должно быть устроено приложение, как должен происходить процесс наращивания его функциональности и т. п.</text:p>
      <text:p text:style-name="P1"/>
      <text:p text:style-name="P1">Второй этап будет состоять в реализации небольшого, но достаточно насыщенного проекта, где можно будет попробовать всё самостоятельно, и это будет приближено к боевым условиям. Тут потребуется относительно много времени.</text:p>
      <text:p text:style-name="P1"/>
      <text:p text:style-name="P1">После того, как базовая часть функциональности будет реализована, начнётся третий этап – постепенное добавление фич в проект, чтобы попробовать такие интересные штуки как AJAX, JQuery и другие вкусные вещи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3T09:32:20</meta:creation-date>
    <dc:date>2010-03-18T23:14:05</dc:date>
    <meta:editing-duration>PT00H44M01S</meta:editing-duration>
    <meta:editing-cycles>44</meta:editing-cycles>
    <meta:generator>OpenOffice.org/3.0$Linux OpenOffice.org_project/300m9$Build-9358</meta:generator>
    <meta:document-statistic meta:table-count="0" meta:image-count="0" meta:object-count="0" meta:page-count="1" meta:paragraph-count="7" meta:word-count="172" meta:character-count="1265"/>
    <meta:user-defined meta:name="Поле 1"/>
    <meta:user-defined meta:name="Поле 2"/>
    <meta:user-defined meta:name="Поле 3"/>
    <meta:user-defined meta:name="Поле 4"/>
  </office:meta>
</office:document-meta>
</file>